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Geneva" svg:font-family="Genev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1.038cm" table:align="left"/>
    </style:style>
    <style:style style:name="Таблица1.A" style:family="table-column">
      <style:table-column-properties style:column-width="2.753cm"/>
    </style:style>
    <style:style style:name="Таблица1.B" style:family="table-column">
      <style:table-column-properties style:column-width="2.473cm"/>
    </style:style>
    <style:style style:name="Таблица1.C" style:family="table-column">
      <style:table-column-properties style:column-width="5.81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8.269cm" table:align="left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6.024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1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Heading_20_2">
      <style:paragraph-properties fo:margin-top="0cm" fo:margin-bottom="0.499cm" style:contextual-spacing="false" fo:text-align="center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" style:family="paragraph" style:parent-style-name="Text_20_body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4" style:family="paragraph" style:parent-style-name="Text_20_body" style:list-style-name="L1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5" style:family="paragraph" style:parent-style-name="Horizontal_20_Line">
      <style:paragraph-properties fo:margin-top="0cm" fo:margin-bottom="0cm" style:contextual-spacing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6" style:family="paragraph" style:parent-style-name="Heading_20_2">
      <style:paragraph-properties fo:margin-top="0cm" fo:margin-bottom="0.499cm" style:contextual-spacing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7" style:family="paragraph" style:parent-style-name="Text_20_body" style:list-style-name="L2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8" style:family="paragraph" style:parent-style-name="Text_20_body" style:list-style-name="L3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0" style:family="paragraph" style:parent-style-name="Preformatted_20_Text">
      <style:paragraph-properties style:writing-mode="lr-tb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1" style:family="paragraph" style:parent-style-name="Preformatted_20_Text">
      <style:paragraph-properties fo:margin-top="0cm" fo:margin-bottom="0.499cm" style:contextual-spacing="false" style:writing-mode="lr-tb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3" style:family="paragraph" style:parent-style-name="Text_20_body" style:list-style-name="L4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14" style:family="paragraph" style:parent-style-name="Heading_20_3">
      <style:paragraph-properties fo:margin-top="0cm" fo:margin-bottom="0.499cm" style:contextual-spacing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5" style:family="paragraph" style:parent-style-name="Text_20_body" style:list-style-name="L5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16" style:family="paragraph" style:parent-style-name="Text_20_body" style:list-style-name="L6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17" style:family="paragraph" style:parent-style-name="Text_20_body" style:list-style-name="L7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18" style:family="paragraph" style:parent-style-name="Text_20_body" style:list-style-name="L8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19" style:family="paragraph" style:parent-style-name="Heading_20_3">
      <style:paragraph-properties fo:margin-top="0cm" fo:margin-bottom="0.499cm" style:contextual-spacing="false" fo:text-align="center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0" style:family="paragraph" style:parent-style-name="Preformatted_20_Text">
      <style:paragraph-properties fo:margin-top="0cm" fo:margin-bottom="0.499cm" style:contextual-spacing="false" style:writing-mode="lr-tb"/>
      <style:text-properties fo:color="#000000" loext:opacity="100%" style:font-name="Geneva" fo:font-size="12pt" officeooo:paragraph-rsid="0004c391" style:font-name-asian="Geneva" style:font-size-asian="12pt" style:font-name-complex="Geneva" style:font-size-complex="12pt"/>
    </style:style>
    <style:style style:name="P21" style:family="paragraph" style:parent-style-name="Heading_20_4">
      <style:paragraph-properties fo:margin-top="0cm" fo:margin-bottom="0.499cm" style:contextual-spacing="false"/>
      <style:text-properties fo:color="#000000" loext:opacity="100%" style:font-name="Geneva" style:font-name-asian="Geneva" style:font-name-complex="Geneva"/>
    </style:style>
    <style:style style:name="P22" style:family="paragraph" style:parent-style-name="Text_20_body" style:list-style-name="L9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23" style:family="paragraph" style:parent-style-name="Text_20_body" style:list-style-name="L10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24" style:family="paragraph" style:parent-style-name="Text_20_body" style:list-style-name="L11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25" style:family="paragraph" style:parent-style-name="Text_20_body" style:list-style-name="L12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26" style:family="paragraph" style:parent-style-name="Text_20_body" style:list-style-name="L13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27" style:family="paragraph" style:parent-style-name="Text_20_body" style:list-style-name="L14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28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Geneva" fo:font-size="12pt" fo:language="en" fo:country="US" officeooo:rsid="000690a0" officeooo:paragraph-rsid="000690a0" style:font-name-asian="Geneva" style:font-size-asian="12pt" style:font-name-complex="Geneva" style:font-size-complex="12pt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0" style:family="paragraph" style:parent-style-name="Text_20_body" style:list-style-name="L15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31" style:family="paragraph" style:parent-style-name="Text_20_body">
      <style:paragraph-properties fo:line-height="100%"/>
      <style:text-properties fo:color="#000000" loext:opacity="100%" style:font-name="Geneva" fo:language="en" fo:country="US" officeooo:rsid="0004c391" officeooo:paragraph-rsid="0004c391" style:font-name-asian="Geneva" style:font-size-asian="12pt" style:font-name-complex="Geneva"/>
    </style:style>
    <style:style style:name="P32" style:family="paragraph" style:parent-style-name="Text_20_body" style:list-style-name="L16">
      <style:paragraph-properties fo:line-height="100%"/>
      <style:text-properties fo:color="#000000" loext:opacity="100%" style:font-name="Geneva" style:font-name-asian="Geneva" style:font-size-asian="12pt" style:font-name-complex="Geneva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1" style:family="text">
      <style:text-properties officeooo:rsid="0004c391"/>
    </style:style>
    <style:style style:name="T2" style:family="text">
      <style:text-properties fo:language="en" fo:country="US" officeooo:rsid="0004c391"/>
    </style:style>
    <style:style style:name="T3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aFilter — SQL Injection Detection Library</text:h>
      <text:h text:style-name="P2" text:outline-level="2">Overview</text:h>
      <text:p text:style-name="P3"><text:span text:style-name="Strong_20_Emphasis">DataFilter</text:span> is a lightweight, single-file Python library designed to detect potentially dangerous input data that may contain <text:span text:style-name="Strong_20_Emphasis">SQL Injection (SQLi)</text:span> payloads.</text:p>
      <text:p text:style-name="P3">The library performs <text:span text:style-name="Strong_20_Emphasis">heuristic and pattern-based analysis</text:span> of strings and produces a structured report describing whether the input is considered safe, suspicious, or dangerous.</text:p>
      <text:p text:style-name="P3">DataFilter is <text:span text:style-name="Strong_20_Emphasis">not a replacement for parameterized queries</text:span> or proper database security practices.<text:line-break/>It is intended to be used as an <text:span text:style-name="Strong_20_Emphasis">additional validation and monitoring layer</text:span>, for example:</text:p>
      <text:list text:style-name="L1">
        <text:list-item>
          <text:p text:style-name="P4">validating user input before processing</text:p>
        </text:list-item>
        <text:list-item>
          <text:p text:style-name="P4">detecting suspicious payloads in logs</text:p>
        </text:list-item>
        <text:list-item>
          <text:p text:style-name="P4">reducing noisy or obviously malicious traffic</text:p>
        </text:list-item>
        <text:list-item>
          <text:p text:style-name="P4">educational and research purposes</text:p>
        </text:list-item>
      </text:list>
      <text:p text:style-name="P5"/>
      <text:h text:style-name="P6" text:outline-level="2"/>
      <text:h text:style-name="P2" text:outline-level="2">Key Features</text:h>
      <text:list text:style-name="L2">
        <text:list-item>
          <text:p text:style-name="P7">Single-file implementation (no external dependencies)</text:p>
        </text:list-item>
        <text:list-item>
          <text:p text:style-name="P7">Regex-based SQL injection detection</text:p>
        </text:list-item>
        <text:list-item>
          <text:p text:style-name="P7">Supports multiple database engines:</text:p>
          <text:list>
            <text:list-item>
              <text:p text:style-name="P7">MySQL / MariaDB</text:p>
            </text:list-item>
            <text:list-item>
              <text:p text:style-name="P7">PostgreSQL</text:p>
            </text:list-item>
            <text:list-item>
              <text:p text:style-name="P7">SQLite</text:p>
            </text:list-item>
            <text:list-item>
              <text:p text:style-name="P7">Microsoft SQL Server</text:p>
            </text:list-item>
            <text:list-item>
              <text:p text:style-name="P7">Oracle</text:p>
            </text:list-item>
            <text:list-item>
              <text:p text:style-name="P7">DB2 and others</text:p>
            </text:list-item>
          </text:list>
        </text:list-item>
        <text:list-item>
          <text:p text:style-name="P7">Detection of common SQLi techniques:</text:p>
          <text:list>
            <text:list-item>
              <text:p text:style-name="P7">Boolean-based SQLi</text:p>
            </text:list-item>
            <text:list-item>
              <text:p text:style-name="P7">Tautologies (<text:span text:style-name="Source_20_Text">OR 1=1</text:span>)</text:p>
            </text:list-item>
            <text:list-item>
              <text:p text:style-name="P7">UNION-based SQLi</text:p>
            </text:list-item>
            <text:list-item>
              <text:p text:style-name="P7">Stacked queries</text:p>
            </text:list-item>
            <text:list-item>
              <text:p text:style-name="P7">Time-based SQLi</text:p>
            </text:list-item>
            <text:list-item>
              <text:p text:style-name="P7">Comment injection</text:p>
            </text:list-item>
          </text:list>
        </text:list-item>
        <text:list-item>
          <text:p text:style-name="P7">Optional <text:span text:style-name="Strong_20_Emphasis">deep search mode</text:span> (ignores whitespace)</text:p>
        </text:list-item>
        <text:list-item>
          <text:p text:style-name="P7">Configurable allowed symbol whitelist</text:p>
        </text:list-item>
        <text:list-item>
          <text:p text:style-name="P7">Structured result reporting</text:p>
        </text:list-item>
      </text:list>
      <text:p text:style-name="P5"/>
      <text:h text:style-name="P6" text:outline-level="2"><text:soft-page-break/></text:h>
      <text:h text:style-name="P2" text:outline-level="2">Design Philosophy</text:h>
      <text:p text:style-name="P3">DataFilter uses a <text:span text:style-name="Strong_20_Emphasis">heuristic scoring approach</text:span>, not strict blocking rules.</text:p>
      <text:p text:style-name="P3">This means:</text:p>
      <text:list text:style-name="L3">
        <text:list-item>
          <text:p text:style-name="P8">Some suspicious inputs may be marked as <text:span text:style-name="Source_20_Text">FOUND</text:span> but not <text:span text:style-name="Source_20_Text">DETECTED</text:span></text:p>
        </text:list-item>
        <text:list-item>
          <text:p text:style-name="P8">False positives are possible, especially in <text:span text:style-name="Source_20_Text">deepSearch</text:span> mode</text:p>
        </text:list-item>
        <text:list-item>
          <text:p text:style-name="P8">Final security decisions should be made by application logic</text:p>
        </text:list-item>
      </text:list>
      <text:p text:style-name="P5"/>
      <text:h text:style-name="P6" text:outline-level="2"/>
      <text:h text:style-name="P2" text:outline-level="2">Installation</text:h>
      <text:p text:style-name="P3">DataFilter does not require installation.</text:p>
      <text:p text:style-name="P3">Simply copy <text:span text:style-name="Source_20_Text">DataFilter.py</text:span> into your project and import it</text:p>
      <text:p text:style-name="P5"/>
      <text:h text:style-name="P6" text:outline-level="2"/>
      <text:h text:style-name="P2" text:outline-level="2">Symbols Dictionary</text:h>
      <text:p text:style-name="P9"><text:span text:style-name="Source_20_Text">symbolsDict = {</text:span></text:p>
      <text:p text:style-name="P10"><text:span text:style-name="Source_20_Text"><text:s text:c="4"/>"ascii_lowercase": "abcdefghijklmnopqrstuvwxyz",</text:span></text:p>
      <text:p text:style-name="P10"><text:span text:style-name="Source_20_Text"><text:s text:c="4"/>"ascii_uppercase": "ABCDEFGHIJKLMNOPQRSTUVWXYZ",</text:span></text:p>
      <text:p text:style-name="P10"><text:span text:style-name="Source_20_Text"><text:s text:c="4"/>"numbers": "1234567890",</text:span></text:p>
      <text:p text:style-name="P10"><text:span text:style-name="Source_20_Text"><text:s text:c="4"/>"special": "!@#$%^&amp;*()_-+=:;&lt;&gt;,.?/*",</text:span></text:p>
      <text:p text:style-name="P11"><text:span text:style-name="Source_20_Text">}</text:span></text:p>
      <text:p text:style-name="P3">This dictionary exists to simplify creation of <text:span text:style-name="Strong_20_Emphasis">allowed symbol sets</text:span> for filtering input.</text:p>
      <text:p text:style-name="P3">Example:</text:p>
      <text:p text:style-name="P12"><text:span text:style-name="Source_20_Text">allowed = symbolsDict["ascii_lowercase"] + symbolsDict["numbers"]<text:line-break/></text:span><text:span text:style-name="Source_20_Text"><text:span text:style-name="T1">p</text:span></text:span><text:span text:style-name="Source_20_Text"><text:span text:style-name="T2">rint(allowed)</text:span></text:span></text:p>
      <text:p text:style-name="P12"><text:span text:style-name="Source_20_Text"><text:span text:style-name="T2">&gt;&gt; abcdefghijklmnopqrstuvwxyz1234567890</text:span></text:span></text:p>
      <text:p text:style-name="P5"/>
      <text:h text:style-name="P6" text:outline-level="2"/>
      <text:h text:style-name="P2" text:outline-level="2">SQL Keyword Database</text:h>
      <text:p text:style-name="P3">The <text:span text:style-name="Source_20_Text">_SQL_KEYWORDS</text:span> list contains a large set of SQL-related tokens, operators, functions, and payload fragments commonly used in SQL injection attacks.</text:p>
      <text:p text:style-name="P3">It includes:</text:p>
      <text:list text:style-name="L4">
        <text:list-item>
          <text:p text:style-name="P13">SQL keywords (<text:span text:style-name="Source_20_Text">SELECT</text:span>, <text:span text:style-name="Source_20_Text">UNION</text:span>, <text:span text:style-name="Source_20_Text">DROP</text:span>)</text:p>
        </text:list-item>
        <text:list-item>
          <text:p text:style-name="P13">Logical operators (<text:span text:style-name="Source_20_Text">OR</text:span>, <text:span text:style-name="Source_20_Text">AND</text:span>)</text:p>
        </text:list-item>
        <text:list-item>
          <text:p text:style-name="P13"><text:soft-page-break/>DB-specific functions (<text:span text:style-name="Source_20_Text">pg_sleep</text:span>, <text:span text:style-name="Source_20_Text">xp_cmdshell</text:span>, <text:span text:style-name="Source_20_Text">dbms_lock.sleep</text:span>)</text:p>
        </text:list-item>
        <text:list-item>
          <text:p text:style-name="P13">Comment styles (<text:span text:style-name="Source_20_Text">--</text:span>, <text:span text:style-name="Source_20_Text">/* */</text:span>)</text:p>
        </text:list-item>
        <text:list-item>
          <text:p text:style-name="P13">Error-based and time-based injection helpers</text:p>
        </text:list-item>
        <text:list-item>
          <text:p text:style-name="P13">Obfuscation patterns and payload fragments</text:p>
        </text:list-item>
      </text:list>
      <text:p text:style-name="P3">This list is used internally to build regex patterns and should not be modified unless you understand the implications.</text:p>
      <text:p text:style-name="P5"/>
      <text:h text:style-name="P6" text:outline-level="2"/>
      <text:h text:style-name="P2" text:outline-level="2">Detection Patterns</text:h>
      <text:h text:style-name="P14" text:outline-level="3"><text:span text:style-name="Source_20_Text">_PATTERNS</text:span></text:h>
      <text:p text:style-name="P3">Used when <text:span text:style-name="Source_20_Text">deepSearch=False</text:span> (default).</text:p>
      <text:p text:style-name="P3">Characteristics:</text:p>
      <text:list text:style-name="L5">
        <text:list-item>
          <text:p text:style-name="P15">Preserves whitespace</text:p>
        </text:list-item>
        <text:list-item>
          <text:p text:style-name="P15">Lower false-positive rate</text:p>
        </text:list-item>
        <text:list-item>
          <text:p text:style-name="P15">Suitable for user-facing input validation</text:p>
        </text:list-item>
      </text:list>
      <text:p text:style-name="P3">Detects:</text:p>
      <text:list text:style-name="L6">
        <text:list-item>
          <text:p text:style-name="P16">SQL comments</text:p>
        </text:list-item>
        <text:list-item>
          <text:p text:style-name="P16">UNION SELECT usage</text:p>
        </text:list-item>
        <text:list-item>
          <text:p text:style-name="P16">Tautologies</text:p>
        </text:list-item>
        <text:list-item>
          <text:p text:style-name="P16">Logical expressions</text:p>
        </text:list-item>
        <text:list-item>
          <text:p text:style-name="P16">SQL keywords</text:p>
        </text:list-item>
        <text:list-item>
          <text:p text:style-name="P16">Time-based functions</text:p>
        </text:list-item>
      </text:list>
      <text:h text:style-name="P14" text:outline-level="3"><text:span text:style-name="Source_20_Text"/></text:h>
      <text:h text:style-name="P14" text:outline-level="3"><text:span text:style-name="Source_20_Text">_PATTERNSDEEP</text:span></text:h>
      <text:p text:style-name="P3">Used when <text:span text:style-name="Source_20_Text">deepSearch=True</text:span>.</text:p>
      <text:p text:style-name="P3">Characteristics:</text:p>
      <text:list text:style-name="L7">
        <text:list-item>
          <text:p text:style-name="P17">Ignores whitespace</text:p>
        </text:list-item>
        <text:list-item>
          <text:p text:style-name="P17">Matches obfuscated payloads like <text:span text:style-name="Source_20_Text">unionselect</text:span>, <text:span text:style-name="Source_20_Text">or1=1</text:span></text:p>
        </text:list-item>
        <text:list-item>
          <text:p text:style-name="P17">Higher false-positive rate</text:p>
        </text:list-item>
        <text:list-item>
          <text:p text:style-name="P17">Useful for logs, IDS-like analysis, or security research</text:p>
        </text:list-item>
      </text:list>
      <text:p text:style-name="P5"/>
      <text:h text:style-name="P2" text:outline-level="2"><text:soft-page-break/></text:h>
      <text:h text:style-name="P2" text:outline-level="2">Exceptions</text:h>
      <text:h text:style-name="P14" text:outline-level="3"><text:span text:style-name="Source_20_Text">DataFilterException</text:span></text:h>
      <text:p text:style-name="P3">Custom exception raised when library experiences internal error.</text:p>
      <text:p text:style-name="P9"><text:span text:style-name="Source_20_Text">class DataFilterException(Exception):</text:span></text:p>
      <text:p text:style-name="P11"><text:span text:style-name="Source_20_Text"><text:s text:c="4"/>pass</text:span></text:p>
      <text:p text:style-name="P3">Raised when:</text:p>
      <text:list text:style-name="L8">
        <text:list-item>
          <text:p text:style-name="P18">Input data is not a string</text:p>
        </text:list-item>
      </text:list>
      <text:p text:style-name="P5"/>
      <text:h text:style-name="P6" text:outline-level="2"/>
      <text:h text:style-name="P2" text:outline-level="2">filterReport Class</text:h>
      <text:h text:style-name="P19" text:outline-level="3">Description</text:h>
      <text:p text:style-name="P3"><text:span text:style-name="Source_20_Text">filterReport</text:span> is the structured result returned by <text:span text:style-name="Source_20_Text">strSQLICheck</text:span>.</text:p>
      <text:h text:style-name="P14" text:outline-level="3">Attributes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Field</text:p>
            </table:table-cell>
            <table:table-cell table:style-name="Таблица1.A1" office:value-type="string">
              <text:p text:style-name="Table_20_Heading">Type</text:p>
            </table:table-cell>
            <table:table-cell table:style-name="Таблица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data</text:span></text:p>
          </table:table-cell>
          <table:table-cell table:style-name="Таблица1.A1" office:value-type="string">
            <text:p text:style-name="Table_20_Contents"><text:span text:style-name="Source_20_Text">str</text:span></text:p>
          </table:table-cell>
          <table:table-cell table:style-name="Таблица1.A1" office:value-type="string">
            <text:p text:style-name="Table_20_Contents">Original input data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status</text:span></text:p>
          </table:table-cell>
          <table:table-cell table:style-name="Таблица1.A1" office:value-type="string">
            <text:p text:style-name="Table_20_Contents"><text:span text:style-name="Source_20_Text">str</text:span></text:p>
          </table:table-cell>
          <table:table-cell table:style-name="Таблица1.A1" office:value-type="string">
            <text:p text:style-name="Table_20_Contents">Result status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detections</text:span></text:p>
          </table:table-cell>
          <table:table-cell table:style-name="Таблица1.A1" office:value-type="string">
            <text:p text:style-name="Table_20_Contents"><text:span text:style-name="Source_20_Text">list[str]</text:span></text:p>
          </table:table-cell>
          <table:table-cell table:style-name="Таблица1.A1" office:value-type="string">
            <text:p text:style-name="Table_20_Contents">Detected SQLi techniques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issecure</text:span></text:p>
          </table:table-cell>
          <table:table-cell table:style-name="Таблица1.A1" office:value-type="string">
            <text:p text:style-name="Table_20_Contents"><text:span text:style-name="Source_20_Text">bool</text:span></text:p>
          </table:table-cell>
          <table:table-cell table:style-name="Таблица1.A1" office:value-type="string">
            <text:p text:style-name="Table_20_Contents">Whether input is considered safe</text:p>
          </table:table-cell>
        </table:table-row>
      </table:table>
      <text:h text:style-name="P14" text:outline-level="3"/>
      <text:h text:style-name="P14" text:outline-level="3">Status Values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Status</text:p>
            </table:table-cell>
            <table:table-cell table:style-name="Таблица2.A1" office:value-type="string">
              <text:p text:style-name="Table_20_Heading">Meaning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OK</text:span></text:p>
          </table:table-cell>
          <table:table-cell table:style-name="Таблица2.A1" office:value-type="string">
            <text:p text:style-name="Table_20_Contents">No suspicious patterns detected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FOUND</text:span></text:p>
          </table:table-cell>
          <table:table-cell table:style-name="Таблица2.A1" office:value-type="string">
            <text:p text:style-name="Table_20_Contents">Suspicious patterns found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DETECTED</text:span></text:p>
          </table:table-cell>
          <table:table-cell table:style-name="Таблица2.A1" office:value-type="string">
            <text:p text:style-name="Table_20_Contents">High probability of SQL injection</text:p>
          </table:table-cell>
        </table:table-row>
      </table:table>
      <text:h text:style-name="P2" text:outline-level="2"/>
      <text:h text:style-name="P2" text:outline-level="2">Main Function</text:h>
      <text:h text:style-name="P14" text:outline-level="3"><text:span text:style-name="Source_20_Text">strSQLICheck</text:span></text:h>
      <text:p text:style-name="P9"><text:span text:style-name="Source_20_Text">strSQLICheck(</text:span></text:p>
      <text:p text:style-name="P10"><text:span text:style-name="Source_20_Text"><text:s text:c="4"/>data: str,</text:span></text:p>
      <text:p text:style-name="P10"><text:span text:style-name="Source_20_Text"><text:s text:c="4"/>allowedSymbols: str = "",</text:span></text:p>
      <text:p text:style-name="P10"><text:span text:style-name="Source_20_Text"><text:s text:c="4"/>deepSearch: bool = False</text:span></text:p>
      <text:p text:style-name="P20"><text:span text:style-name="Source_20_Text">) -&gt; filterReport</text:span></text:p>
      <text:h text:style-name="P19" text:outline-level="3"><text:soft-page-break/>Parameters</text:h>
      <text:h text:style-name="P21" text:outline-level="4"><text:span text:style-name="Source_20_Text">data</text:span> (required)</text:h>
      <text:list text:style-name="L9">
        <text:list-item>
          <text:p text:style-name="P22">Type: <text:span text:style-name="Source_20_Text">str</text:span></text:p>
        </text:list-item>
        <text:list-item>
          <text:p text:style-name="P22">Input string to analyze</text:p>
        </text:list-item>
      </text:list>
      <text:p text:style-name="P3">Raises <text:span text:style-name="Source_20_Text">DataFilterException</text:span> if not a string.</text:p>
      <text:h text:style-name="P21" text:outline-level="4"><text:span text:style-name="Source_20_Text">allowedSymbols</text:span> (optional)</text:h>
      <text:list text:style-name="L10">
        <text:list-item>
          <text:p text:style-name="P23">Type: <text:span text:style-name="Source_20_Text">str</text:span></text:p>
        </text:list-item>
        <text:list-item>
          <text:p text:style-name="P23">Whitelist of allowed characters</text:p>
        </text:list-item>
      </text:list>
      <text:p text:style-name="P3">If any character outside this whitelist is found, the result is immediately:</text:p>
      <text:p text:style-name="P9"><text:span text:style-name="Source_20_Text">status = DETECTED</text:span></text:p>
      <text:p text:style-name="P10"><text:span text:style-name="Source_20_Text">detections = ["banned_symbol_usage"]</text:span></text:p>
      <text:p text:style-name="P11"><text:span text:style-name="Source_20_Text">issecure = False</text:span></text:p>
      <text:p text:style-name="P3">Useful for:</text:p>
      <text:list text:style-name="L11">
        <text:list-item>
          <text:p text:style-name="P24">numeric-only input</text:p>
        </text:list-item>
        <text:list-item>
          <text:p text:style-name="P24">usernames</text:p>
        </text:list-item>
        <text:list-item>
          <text:p text:style-name="P24">identifiers</text:p>
        </text:list-item>
      </text:list>
      <text:h text:style-name="P21" text:outline-level="4"><text:span text:style-name="Source_20_Text">deepSearch</text:span> (optional)</text:h>
      <text:list text:style-name="L12">
        <text:list-item>
          <text:p text:style-name="P25">Type: <text:span text:style-name="Source_20_Text">bool</text:span></text:p>
        </text:list-item>
        <text:list-item>
          <text:p text:style-name="P25">Default: <text:span text:style-name="Source_20_Text">False</text:span></text:p>
        </text:list-item>
      </text:list>
      <text:p text:style-name="P3">When enabled:</text:p>
      <text:list text:style-name="L13">
        <text:list-item>
          <text:p text:style-name="P26">All whitespace is effectively ignored</text:p>
        </text:list-item>
        <text:list-item>
          <text:p text:style-name="P26">Detects obfuscated SQLi payloads</text:p>
        </text:list-item>
        <text:list-item>
          <text:p text:style-name="P26">Increases false positives</text:p>
        </text:list-item>
      </text:list>
      <text:h text:style-name="P14" text:outline-level="3">Return Value</text:h>
      <text:p text:style-name="P3">Returns a <text:span text:style-name="Source_20_Text">filterReport</text:span> instance.</text:p>
      <text:p text:style-name="P5"/>
      <text:h text:style-name="P6" text:outline-level="2"/>
      <text:h text:style-name="P2" text:outline-level="2">Detection Logic Summary</text:h>
      <text:list text:style-name="L14">
        <text:list-item>
          <text:p text:style-name="P27">Input validation</text:p>
        </text:list-item>
        <text:list-item>
          <text:p text:style-name="P27">Allowed symbol enforcement (optional)</text:p>
        </text:list-item>
        <text:list-item>
          <text:p text:style-name="P27">Quote detection (<text:span text:style-name="Source_20_Text">'</text:span> or <text:span text:style-name="Source_20_Text">"</text:span>)</text:p>
        </text:list-item>
        <text:list-item>
          <text:p text:style-name="P27">Regex pattern matching</text:p>
        </text:list-item>
        <text:list-item>
          <text:p text:style-name="P27">Heuristic escalation:</text:p>
          <text:list>
            <text:list-item>
              <text:p text:style-name="P27"><text:soft-page-break/>Quotes + SQL patterns → <text:span text:style-name="Source_20_Text">DETECTED</text:span></text:p>
            </text:list-item>
            <text:list-item>
              <text:p text:style-name="P27">Multiple detections → <text:span text:style-name="Source_20_Text">issecure=False</text:span></text:p>
            </text:list-item>
          </text:list>
        </text:list-item>
      </text:list>
      <text:p text:style-name="P5"/>
      <text:h text:style-name="P2" text:outline-level="2"/>
      <text:h text:style-name="P2" text:outline-level="2">Usage Examples</text:h>
      <text:h text:style-name="P14" text:outline-level="3">Basic Usage</text:h>
      <text:p text:style-name="P9"><text:span text:style-name="Source_20_Text">report = strSQLICheck("hello world")</text:span></text:p>
      <text:p text:style-name="P10"/>
      <text:p text:style-name="P10"><text:span text:style-name="Source_20_Text">print(report.status) <text:s text:c="6"/># OK</text:span></text:p>
      <text:p text:style-name="P10"><text:span text:style-name="Source_20_Text">print(report.issecure) <text:s text:c="4"/># True</text:span></text:p>
      <text:p text:style-name="P11"><text:span text:style-name="Source_20_Text">print(report.detections) <text:s text:c="2"/># []</text:span></text:p>
      <text:p text:style-name="P5"/>
      <text:h text:style-name="P14" text:outline-level="3"/>
      <text:h text:style-name="P19" text:outline-level="3">SQL Injection Attempt</text:h>
      <text:p text:style-name="P9"><text:span text:style-name="Source_20_Text">report = strSQLICheck("' OR 1=1 --")</text:span></text:p>
      <text:p text:style-name="P10"/>
      <text:p text:style-name="P10"><text:span text:style-name="Source_20_Text">print(report.status) <text:s text:c="6"/># DETECTED</text:span></text:p>
      <text:p text:style-name="P10"><text:span text:style-name="Source_20_Text">print(report.issecure) <text:s text:c="4"/># False</text:span></text:p>
      <text:p text:style-name="P11"><text:span text:style-name="Source_20_Text">print(report.detections) <text:s text:c="2"/># ['qoutes_usage', 'sql_comment', 'tautology_numeric', 'sql_keyword_used', 'logical_expression']</text:span></text:p>
      <text:p text:style-name="P5"/>
      <text:h text:style-name="P14" text:outline-level="3"/>
      <text:h text:style-name="P19" text:outline-level="3">Deep Search Example</text:h>
      <text:p text:style-name="P28">Recommended to use only if data is later passed to function that could parse it into sqli.<text:line-break/>Meaningful text may trigger false positives*</text:p>
      <text:p text:style-name="P29"><text:span text:style-name="Source_20_Text"><text:span text:style-name="T3">report = strSQLICheck("unionselectpasswordfromusers", deepSearch=True)<text:line-break/>print(report.status) <text:s text:c="6"/># FOUND<text:line-break/>print(report.issecure) <text:s text:c="4"/># False<text:line-break/>print(report.detections) <text:s text:c="2"/># ['union_select', 'sql_keyword_used']</text:span></text:span></text:p>
      <text:p text:style-name="P12"><text:span text:style-name="Source_20_Text"/></text:p>
      <text:p text:style-name="P5"/>
      <text:h text:style-name="P14" text:outline-level="3"/>
      <text:h text:style-name="P19" text:outline-level="3">Allowed Symbols Example</text:h>
      <text:p text:style-name="P9"><text:span text:style-name="Source_20_Text">allowed = symbolsDict["numbers"]</text:span></text:p>
      <text:p text:style-name="P10"/>
      <text:p text:style-name="P10"><text:span text:style-name="Source_20_Text">report = strSQLICheck("1234abc", allowedSymbols=allowed)</text:span></text:p>
      <text:p text:style-name="P10"/>
      <text:p text:style-name="P11"><text:soft-page-break/><text:span text:style-name="Source_20_Text">print(report.status) <text:s/># DETECTED</text:span></text:p>
      <text:p text:style-name="P5"/>
      <text:h text:style-name="P6" text:outline-level="2"/>
      <text:h text:style-name="P2" text:outline-level="2">Security Notes</text:h>
      <text:list text:style-name="L15">
        <text:list-item>
          <text:p text:style-name="P30">DataFilter does <text:span text:style-name="Strong_20_Emphasis">not</text:span> replace:</text:p>
          <text:list>
            <text:list-item>
              <text:p text:style-name="P30">parameterized SQL queries</text:p>
            </text:list-item>
            <text:list-item>
              <text:p text:style-name="P30">ORM safety</text:p>
            </text:list-item>
            <text:list-item>
              <text:p text:style-name="P30">proper access control</text:p>
            </text:list-item>
          </text:list>
        </text:list-item>
        <text:list-item>
          <text:p text:style-name="P30">Do <text:span text:style-name="Strong_20_Emphasis">not</text:span> rely on this library alone to prevent SQL injection</text:p>
        </text:list-item>
        <text:list-item>
          <text:p text:style-name="P30">Always combine with:</text:p>
          <text:list>
            <text:list-item>
              <text:p text:style-name="P30">prepared statements</text:p>
            </text:list-item>
            <text:list-item>
              <text:p text:style-name="P30">proper error handling</text:p>
            </text:list-item>
            <text:list-item>
              <text:p text:style-name="P30">minimal DB privileges</text:p>
            </text:list-item>
          </text:list>
        </text:list-item>
      </text:list>
      <text:p text:style-name="P31">Main usage is checking data for presence of SQLI and reporting it in detail so programmer can perform proper action, for example temporary ban ip, from which request was recieved</text:p>
      <text:p text:style-name="P5"/>
      <text:h text:style-name="P6" text:outline-level="2"/>
      <text:h text:style-name="P2" text:outline-level="2">Known Limitations</text:h>
      <text:list text:style-name="L16">
        <text:list-item>
          <text:p text:style-name="P32">Heuristic-based (false positives possible)</text:p>
        </text:list-item>
        <text:list-item>
          <text:p text:style-name="P32">Regex-based detection is not context-aware</text:p>
        </text:list-item>
        <text:list-item>
          <text:p text:style-name="P32">Natural language may trigger detections</text:p>
        </text:list-item>
        <text:list-item>
          <text:p text:style-name="P32">Obfuscation techniques may evolve faster than signatures</text:p>
        </text:list-item>
      </text:list>
      <text:p text:style-name="P5"/>
      <text:h text:style-name="P6" text:outline-level="2"/>
      <text:h text:style-name="P2" text:outline-level="2">License</text:h>
      <text:p text:style-name="P3">See repository for license information.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Geneva" svg:font-family="Genev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27T00:09:13.171260300</dc:date>
    <meta:editing-duration>PT5M48S</meta:editing-duration>
    <meta:editing-cycles>2</meta:editing-cycles>
    <meta:document-statistic meta:table-count="2" meta:image-count="0" meta:object-count="0" meta:page-count="7" meta:paragraph-count="191" meta:word-count="844" meta:character-count="6100" meta:non-whitespace-character-count="5457"/>
  </office:meta>
</office:document-meta>
</file>